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Verdana1" svg:font-family="Verdana" style:font-pitch="variable"/>
    <style:font-face style:name="Verdana" svg:font-family="Verdana" style:font-family-generic="swiss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Acompanhamento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 Id do seguimento</text:p>
          </table:table-cell>
          <table:table-cell office:value-type="string">
            <text:p>Nº da Pasta</text:p>
          </table:table-cell>
          <table:table-cell office:value-type="string">
            <text:p> User ID</text:p>
          </table:table-cell>
          <table:table-cell office:value-type="string">
            <text:p>Andamento</text:p>
          </table:table-cell>
          <table:table-cell office:value-type="string">
            <text:p> Fase do processo</text:p>
          </table:table-cell>
          <table:table-cell office:value-type="string">
            <text:p>Descrição</text:p>
          </table:table-cell>
          <table:table-cell office:value-type="string">
            <text:p>Valor</text:p>
          </table:table-cell>
          <table:table-cell office:value-type="string">
            <text:p> Entrada</text:p>
          </table:table-cell>
          <table:table-cell office:value-type="string">
            <text:p> Terminar</text:p>
          </table:table-cell>
          <table:table-cell office:value-type="string">
            <text:p> Cumprimento</text:p>
          </table:table-cell>
          <table:table-cell office:value-type="string">
            <text:p>Contagem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Atribuição</text:p>
          </table:table-cell>
          <table:table-cell office:value-type="string">
            <text:p> Em andamento</text:p>
          </table:table-cell>
          <table:table-cell office:value-type="string">
            <text:p> Fabio Torres: O usuário foi designado para o caso.</text:p>
          </table:table-cell>
          <table:table-cell office:value-type="string">
            <text:p>0 .00</text:p>
          </table:table-cell>
          <table:table-cell office:value-type="string">
            <text:p>12 Ago 11, 15h09</text:p>
          </table:table-cell>
          <table:table-cell office:value-type="string">
            <text:p>12 Ago 11, 15h0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string">
            <text:p>Notificação</text:p>
          </table:table-cell>
          <table:table-cell office:value-type="string">
            <text:p> Em andamento</text:p>
          </table:table-cell>
          <table:table-cell office:value-type="string">
            <text:p>Testando o andamento processual</text:p>
          </table:table-cell>
          <table:table-cell office:value-type="string">
            <text:p>0 .00</text:p>
          </table:table-cell>
          <table:table-cell office:value-type="string">
            <text:p>12 Ago 11, 15h05</text:p>
          </table:table-cell>
          <table:table-cell office:value-type="string">
            <text:p>12 Ago 11, 15h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string">
            <text:p>Atribuição</text:p>
          </table:table-cell>
          <table:table-cell office:value-type="string">
            <text:p> Em andamento</text:p>
          </table:table-cell>
          <table:table-cell office:value-type="string">
            <text:p> Fabio Torres: O usuário foi designado para o caso.</text:p>
          </table:table-cell>
          <table:table-cell office:value-type="string">
            <text:p>0 .00</text:p>
          </table:table-cell>
          <table:table-cell office:value-type="string">
            <text:p>12 Ago 11, 22h35</text:p>
          </table:table-cell>
          <table:table-cell office:value-type="string">
            <text:p>12 Ago 11, 22h3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Atribuição</text:p>
          </table:table-cell>
          <table:table-cell office:value-type="string">
            <text:p> Em andamento</text:p>
          </table:table-cell>
          <table:table-cell office:value-type="string">
            <text:p> Fabio Torres: O usuário foi designado para o caso.</text:p>
          </table:table-cell>
          <table:table-cell office:value-type="string">
            <text:p>0 .00</text:p>
          </table:table-cell>
          <table:table-cell office:value-type="string">
            <text:p>12 Ago 11, 22h39</text:p>
          </table:table-cell>
          <table:table-cell office:value-type="string">
            <text:p>12 Ago 11, 22h39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string">
            <text:p> Despacho</text:p>
          </table:table-cell>
          <table:table-cell office:value-type="string">
            <text:p> Em andamento</text:p>
          </table:table-cell>
          <table:table-cell office:value-type="string">
            <text:p>Deferindo a liminar</text:p>
          </table:table-cell>
          <table:table-cell office:value-type="string">
            <text:p>0 .00</text:p>
          </table:table-cell>
          <table:table-cell office:value-type="string">
            <text:p>13 Ago 11, 12h05</text:p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string">
            <text:p>Atribuição</text:p>
          </table:table-cell>
          <table:table-cell office:value-type="string">
            <text:p> Em andamento</text:p>
          </table:table-cell>
          <table:table-cell office:value-type="string">
            <text:p> Eduardo  Albuquerque: O usuário foi designado para o caso.</text:p>
          </table:table-cell>
          <table:table-cell office:value-type="string">
            <text:p>0 .00</text:p>
          </table:table-cell>
          <table:table-cell office:value-type="string">
            <text:p>13 Ago 11, 14h02</text:p>
          </table:table-cell>
          <table:table-cell office:value-type="string">
            <text:p>13 Ago 11, 14h02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 Total">
            <text:p> Total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0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>
    <number:currency-style style:name="N106P0" style:volatile="true">
      <number:number number:decimal-places="2" number:min-integer-digits="1" number:grouping="true"/>
      <number:text/>
      <number:currency-symbol number:language="pt_br" number:country="PT_BR">R$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/>
      <number:currency-symbol number:language="pt_br" number:country="PT_BR">R$</number:currency-symbol>
      <style:map style:condition="value()&gt;=0" style:apply-style-name="N106P0"/>
    </number:currency-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Legal Case Management 1.0/0.73/db57</meta:generator>
    <meta:creation-date>2006-04-05T19:41:19</meta:creation-date>
    <dc:date>2006-04-05T19:42:20</dc:date>
    <dc:language>en-US</dc:language>
  </office:meta>
</office:document-meta>
</file>